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MockitoLogger.getLogged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ockitoLogger.log( Object wh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ockitoLogger.assertEmp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MockitoLogger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ockitoLogg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